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e2b0d" officeooo:paragraph-rsid="001e2b0d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1e2b0d" officeooo:paragraph-rsid="001e2b0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e2b0d" officeooo:paragraph-rsid="001e2b0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e2b0d" officeooo:paragraph-rsid="001e2b0d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1e2b0d" officeooo:paragraph-rsid="001e2b0d" style:font-size-asian="10.5pt" style:font-weight-asian="normal" style:font-size-complex="12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quipe 6: </text:span><text:span text:style-name="T2">Andryelly Silva de Castro</text:span></text:p>
      <text:p text:style-name="P2"><text:span text:style-name="T2">Kayo Fernando Lima Silva</text:span></text:p>
      <text:p text:style-name="P2"><text:span text:style-name="T2">Matheus Henrique Dias Monteiro</text:span></text:p>
      <text:p text:style-name="P2"><text:span text:style-name="T2"/></text:p>
      <text:p text:style-name="P3">UC – Caso de Uso 01</text:p>
      <text:p text:style-name="P3"/>
      <text:p text:style-name="P4"/>
      <text:list text:style-name="L1">
        <text:list-item>
          <text:p text:style-name="P5">O sistema que exibe tela de cadastro e login;</text:p>
        </text:list-item>
        <text:list-item>
          <text:p text:style-name="P5">Informações que gerencia dados de localização e a segurança;</text:p>
        </text:list-item>
        <text:list-item>
          <text:p text:style-name="P5">Mapeamento do ambiente urbano;</text:p>
        </text:list-item>
        <text:list-item>
          <text:p text:style-name="P5">Gerenciamento de política da privacidade dos nossos clientes; </text:p>
        </text:list-item>
        <text:list-item>
          <text:p text:style-name="P5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e2b0d" officeooo:paragraph-rsid="001e2b0d" style:font-size-asian="12.25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ORTLIMP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6:32:42.374000000</meta:creation-date>
    <dc:date>2024-02-27T16:42:18.946000000</dc:date>
    <meta:editing-duration>PT9M37S</meta:editing-duration>
    <meta:editing-cycles>1</meta:editing-cycles>
    <meta:document-statistic meta:table-count="0" meta:image-count="0" meta:object-count="0" meta:page-count="1" meta:paragraph-count="10" meta:word-count="55" meta:character-count="323" meta:non-whitespace-character-count="280"/>
    <meta:generator>LibreOffice/7.6.2.1$Windows_X86_64 LibreOffice_project/56f7684011345957bbf33a7ee678afaf4d2ba333</meta:generator>
  </office:meta>
</office:document-meta>
</file>